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ae08" officeooo:paragraph-rsid="0011ae08"/>
    </style:style>
    <style:style style:name="P2" style:family="paragraph" style:parent-style-name="Standard">
      <style:text-properties officeooo:rsid="0011ae08" officeooo:paragraph-rsid="0012530c"/>
    </style:style>
    <style:style style:name="P3" style:family="paragraph" style:parent-style-name="Standard">
      <style:text-properties officeooo:paragraph-rsid="0012530c"/>
    </style:style>
    <style:style style:name="P4" style:family="paragraph" style:parent-style-name="Standard">
      <style:text-properties fo:font-weight="bold" officeooo:rsid="0011ae08" officeooo:paragraph-rsid="0011ae08" style:font-weight-asian="bold" style:font-weight-complex="bold"/>
    </style:style>
    <style:style style:name="T1" style:family="text">
      <style:text-properties officeooo:rsid="0012530c"/>
    </style:style>
    <style:style style:name="T2" style:family="text">
      <style:text-properties officeooo:rsid="0012a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FERAATTI</text:p>
      <text:p text:style-name="P1"/>
      <text:p text:style-name="P1">Teos: Ryhmätyö ohjelmistokehityksessä, kandidaatintutkielma, Helsingin yliopisto, Tietojenkäsittelytieteen laitos</text:p>
      <text:p text:style-name="P1"/>
      <text:p text:style-name="P1">Tekijä: Kenny Heinonen</text:p>
      <text:p text:style-name="P1"/>
      <text:p text:style-name="P1"/>
      <text:p text:style-name="P1">Tutkielma käsittelee ryhmätyön merkitystä ohjelmistokehityksen prosessissa ja sen tarkoituksena on tarkastella ryhmätyöskentelyä ohjelmistoalalla, yksilön vaikutusta ryhmätyöhön sekä tapoja kehittää ryhmätyötaitoja. </text:p>
      <text:p text:style-name="P1"/>
      <text:p text:style-name="P2"><text:span text:style-name="T1">Ohjeina toimivaan ryhmätyöhön</text:span> käsitellään <text:span text:style-name="T1">muun muassa </text:span>ketteri<text:span text:style-name="T1">en</text:span> <text:span text:style-name="T1">ohjelmistotuotanto</text:span>menetelmi<text:span text:style-name="T1">en periaatteita ja menetelmiä kuten itseorganisoituvat tiimit, kasvokkain käytävät keskustelut, asiakkaan läsnäolo ja pariohjelmointi.</text:span></text:p>
      <text:p text:style-name="P2"/>
      <text:p text:style-name="P2"><text:span text:style-name="T1">Tutkielmassa myös tutkitaan yksilön persoonallisuuden ja ohjelmistokehittäjän eri piirteiden vaikutusta ohjelmistokehitykseen ja ryhmän työskentelyyn. Persoonallisuustyyppien määrittelyssä apuna käytettävistä välineistä tutkielmassa keskitytään Myers-Briggsin tyyppi-indikaattoriin. Tutkielmassa todetaan, että ohjelmistotuotannon eri vaiheissa korostuu tarve erilaisille persoonallisuustyypeille ja esim. Vaatimuusmäärittelyyn soveltuvat ekstrovertit introvertteja paremmin.</text:span></text:p>
      <text:p text:style-name="P1"/>
      <text:p text:style-name="P3"><text:span text:style-name="T1">Tutkielman lopussa kuvataan kolme ryhmätyöhön rohkaisevaa menetelmää: vuorovaikutteinen luokkahuone, tarkkailija-kommunikoija-rakentaja ja mine/ours strategia, <text:s/>sekä kolme ryhmätyötaitoja kehittävää menetelmää: projektioppiminen, Rocking The Boat ja suojattu kananmuna. Ryhmätyötaidot ovat tärkeät työskenneltäessä ohjelmistotuotannossa ja niiden kehittämiseen on tutkielman mukaan syytä kiinnittää huomiota jo koulutusvaihee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3:00:23.196289193</meta:creation-date>
    <dc:date>2016-05-09T14:05:22.989568802</dc:date>
    <meta:editing-duration>PT2M2S</meta:editing-duration>
    <meta:editing-cycles>1</meta:editing-cycles>
    <meta:document-statistic meta:table-count="0" meta:image-count="0" meta:object-count="0" meta:page-count="1" meta:paragraph-count="7" meta:word-count="134" meta:character-count="1490" meta:non-whitespace-character-count="1361"/>
    <meta:generator>LibreOffice/4.2.8.2$Linux_X86_64 LibreOffice_project/420m0$Build-2</meta:generator>
  </office:meta>
</office:document-meta>
</file>